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Pages 30 to 76 have been omitted in this report, only page 29 has been printed as an example. The missing pages can be found in the electronic version of this document at:</text:p>
      <text:p text:style-name="Standard"/>
      <text:p text:style-name="Standard">http://www.eden.rutgers.edu/~esguerra/REPOR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8$Build-9161</meta:generator>
    <meta:initial-creator>Mauricio Esguerra</meta:initial-creator>
    <meta:creation-date>2008-05-13T12:04:58</meta:creation-date>
    <dc:creator>Mauricio Esguerra</dc:creator>
    <dc:date>2008-05-13T12:11:43</dc:date>
    <meta:printed-by>Mauricio Esguerra</meta:printed-by>
    <meta:print-date>2008-05-13T12:09:37</meta:print-date>
    <dc:language>en-US</dc:language>
    <meta:editing-cycles>2</meta:editing-cycles>
    <meta:user-defined meta:name="Info 1"/>
    <meta:user-defined meta:name="Info 2"/>
    <meta:user-defined meta:name="Info 3"/>
    <meta:user-defined meta:name="Info 4"/>
    <meta:document-statistic meta:table-count="0" meta:image-count="0" meta:object-count="0" meta:page-count="1" meta:paragraph-count="2" meta:word-count="37" meta:character-count="215"/>
  </office:meta>
</office:document-meta>
</file>